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4000000218343A0193DD907A6.png" manifest:media-type="image/png"/>
  <manifest:file-entry manifest:full-path="Pictures/100000010000018D000000208C99E10928B0E4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754" officeooo:paragraph-rsid="0005c754"/>
    </style:style>
    <style:style style:name="P2" style:family="paragraph" style:parent-style-name="Standard">
      <style:text-properties officeooo:rsid="00072516" officeooo:paragraph-rsid="00072516"/>
    </style:style>
    <style:style style:name="P3" style:family="paragraph" style:parent-style-name="Standard">
      <style:text-properties officeooo:rsid="0007745a" officeooo:paragraph-rsid="0007745a"/>
    </style:style>
    <style:style style:name="T1" style:family="text">
      <style:text-properties officeooo:rsid="0007b4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-0.534cm" svg:y="0.743cm" svg:width="10.504cm" svg:height="0.847cm" draw:z-index="0"><draw:image xlink:href="Pictures/100000010000018D000000208C99E10928B0E47B.png" xlink:type="simple" xlink:show="embed" xlink:actuate="onLoad" draw:mime-type="image/png"/></draw:frame>Regenera taules de odoo</text:p>
      <text:p text:style-name="P1"/>
      <text:p text:style-name="P1"/>
      <text:p text:style-name="P1"/>
      <text:p text:style-name="P1"/>
      <text:p text:style-name="P2">vista basica <text:span text:style-name="T1">form:</text:span></text:p>
      <text:p text:style-name="P2"/>
      <text:p text:style-name="P2">&lt;record id="view_my_model_form" model="ir.ui.view"&gt;</text:p>
      <text:p text:style-name="P2"><text:s text:c="4"/>&lt;field name="name"&gt;my.model.form&lt;/field&gt;</text:p>
      <text:p text:style-name="P2"><text:s text:c="4"/>&lt;field name="model"&gt;my.model&lt;/field&gt;</text:p>
      <text:p text:style-name="P2"><text:s text:c="4"/>&lt;field name="arch" type="xml"&gt;</text:p>
      <text:p text:style-name="P2"><text:s text:c="8"/>&lt;field name="myfield"/&gt;</text:p>
      <text:p text:style-name="P2"><text:s text:c="8"/>...</text:p>
      <text:p text:style-name="P2"><text:s text:c="4"/>&lt;/field&gt;</text:p>
      <text:p text:style-name="P2">&lt;/record&gt;</text:p>
      <text:p text:style-name="P2"/>
      <text:p text:style-name="P2"><text:span text:style-name="T1">tree</text:span>:</text:p>
      <text:p text:style-name="P2"/>
      <text:p text:style-name="P2">&lt;record id="view_my_model_tree" model="ir.ui.view"&gt;</text:p>
      <text:p text:style-name="P2"><text:s text:c="4"/>&lt;field name="name"&gt;my.model.tree&lt;/field&gt;</text:p>
      <text:p text:style-name="P2"><text:s text:c="4"/>&lt;field name="model"&gt;my.model&lt;/field&gt;</text:p>
      <text:p text:style-name="P2"><text:s text:c="4"/>&lt;field name="arch" type="xml"&gt;</text:p>
      <text:p text:style-name="P2"><text:s text:c="8"/>&lt;tree string="Sample" editable="bottom"&gt;</text:p>
      <text:p text:style-name="P2"><text:s text:c="12"/>&lt;field name="myfield"/&gt;</text:p>
      <text:p text:style-name="P2"><text:s text:c="12"/>...</text:p>
      <text:p text:style-name="P2"><text:s text:c="8"/>&lt;/tree&gt;</text:p>
      <text:p text:style-name="P2"><text:s text:c="4"/>&lt;/field&gt;</text:p>
      <text:p text:style-name="P2">&lt;/record&gt;</text:p>
      <text:p text:style-name="P2"/>
      <text:p text:style-name="P2"/>
      <text:p text:style-name="P2">action definex accions com el click o event de js</text:p>
      <text:p text:style-name="P2"/>
      <text:p text:style-name="P2">el action pot estar defnit en metode de model o al xml x cargar vistes dinamiques desde el backend</text:p>
      <text:p text:style-name="P2"/>
      <text:p text:style-name="P2"><draw:frame draw:style-name="fr1" draw:name="Imagen3" text:anchor-type="as-char" svg:width="10.689cm" svg:height="0.873cm" draw:z-index="1"><draw:image xlink:href="Pictures/1000000100000194000000218343A0193DD907A6.png" xlink:type="simple" xlink:show="embed" xlink:actuate="onLoad" draw:mime-type="image/png"/></draw:frame></text:p>
      <text:p text:style-name="P3">crear base de nou modul en una carpeta que es diu scafold:</text:p>
      <text:p text:style-name="P3"/>
      <text:p text:style-name="P3">venv/bin/python server/odoo-bin scaffold test_scaffold addons-di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1:37:43.638069024</meta:creation-date>
    <dc:date>2025-06-10T12:19:01.831918694</dc:date>
    <meta:editing-duration>PT20M5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26" meta:word-count="88" meta:character-count="851" meta:non-whitespace-character-count="700"/>
  </office:meta>
</office:document-meta>
</file>